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formula="of:=ROUND((RAND()*1000))*1000" office:value-type="float" office:value="647000" calcext:value-type="float">
            <text:p>647000</text:p>
          </table:table-cell>
          <table:table-cell table:formula="of:=ROUND((RAND()*1000))*1000" office:value-type="float" office:value="993000" calcext:value-type="float">
            <text:p>993000</text:p>
          </table:table-cell>
          <table:table-cell table:formula="of:=ROUND((RAND()*1000))*1000" office:value-type="float" office:value="212000" calcext:value-type="float">
            <text:p>212000</text:p>
          </table:table-cell>
          <table:table-cell table:formula="of:=ROUND((RAND()*1000))*1000" office:value-type="float" office:value="475000" calcext:value-type="float">
            <text:p>475000</text:p>
          </table:table-cell>
          <table:table-cell table:formula="of:=ROUND((RAND()*1000))*1000" office:value-type="float" office:value="288000" calcext:value-type="float">
            <text:p>288000</text:p>
          </table:table-cell>
          <table:table-cell table:formula="of:=ROUND((RAND()*1000))*1000" office:value-type="float" office:value="87000" calcext:value-type="float">
            <text:p>87000</text:p>
          </table:table-cell>
          <table:table-cell table:formula="of:=ROUND((RAND()*1000))*1000" office:value-type="float" office:value="872000" calcext:value-type="float">
            <text:p>872000</text:p>
          </table:table-cell>
        </table:table-row>
        <table:table-row table:style-name="ro1">
          <table:table-cell table:formula="of:=ROUND((RAND()*1000))*1000" office:value-type="float" office:value="288000" calcext:value-type="float">
            <text:p>288000</text:p>
          </table:table-cell>
          <table:table-cell table:formula="of:=ROUND((RAND()*1000))*1000" office:value-type="float" office:value="405000" calcext:value-type="float">
            <text:p>405000</text:p>
          </table:table-cell>
          <table:table-cell table:formula="of:=ROUND((RAND()*1000))*1000" office:value-type="float" office:value="681000" calcext:value-type="float">
            <text:p>681000</text:p>
          </table:table-cell>
          <table:table-cell table:formula="of:=ROUND((RAND()*1000))*1000" office:value-type="float" office:value="779000" calcext:value-type="float">
            <text:p>779000</text:p>
          </table:table-cell>
          <table:table-cell table:formula="of:=ROUND((RAND()*1000))*1000" office:value-type="float" office:value="258000" calcext:value-type="float">
            <text:p>258000</text:p>
          </table:table-cell>
          <table:table-cell table:formula="of:=ROUND((RAND()*1000))*1000" office:value-type="float" office:value="197000" calcext:value-type="float">
            <text:p>197000</text:p>
          </table:table-cell>
          <table:table-cell table:formula="of:=ROUND((RAND()*1000))*1000" office:value-type="float" office:value="33000" calcext:value-type="float">
            <text:p>33000</text:p>
          </table:table-cell>
        </table:table-row>
        <table:table-row table:style-name="ro1">
          <table:table-cell table:formula="of:=ROUND((RAND()*1000))*1000" office:value-type="float" office:value="283000" calcext:value-type="float">
            <text:p>283000</text:p>
          </table:table-cell>
          <table:table-cell table:formula="of:=ROUND((RAND()*1000))*1000" office:value-type="float" office:value="831000" calcext:value-type="float">
            <text:p>831000</text:p>
          </table:table-cell>
          <table:table-cell table:formula="of:=ROUND((RAND()*1000))*1000" office:value-type="float" office:value="318000" calcext:value-type="float">
            <text:p>318000</text:p>
          </table:table-cell>
          <table:table-cell table:formula="of:=ROUND((RAND()*1000))*1000" office:value-type="float" office:value="142000" calcext:value-type="float">
            <text:p>142000</text:p>
          </table:table-cell>
          <table:table-cell table:formula="of:=ROUND((RAND()*1000))*1000" office:value-type="float" office:value="412000" calcext:value-type="float">
            <text:p>412000</text:p>
          </table:table-cell>
          <table:table-cell table:formula="of:=ROUND((RAND()*1000))*1000" office:value-type="float" office:value="541000" calcext:value-type="float">
            <text:p>541000</text:p>
          </table:table-cell>
          <table:table-cell table:formula="of:=ROUND((RAND()*1000))*1000" office:value-type="float" office:value="494000" calcext:value-type="float">
            <text:p>494000</text:p>
          </table:table-cell>
        </table:table-row>
        <table:table-row table:style-name="ro1">
          <table:table-cell table:formula="of:=ROUND((RAND()*1000))*1000" office:value-type="float" office:value="777000" calcext:value-type="float">
            <text:p>777000</text:p>
          </table:table-cell>
          <table:table-cell table:formula="of:=ROUND((RAND()*1000))*1000" office:value-type="float" office:value="55000" calcext:value-type="float">
            <text:p>55000</text:p>
          </table:table-cell>
          <table:table-cell table:formula="of:=ROUND((RAND()*1000))*1000" office:value-type="float" office:value="770000" calcext:value-type="float">
            <text:p>770000</text:p>
          </table:table-cell>
          <table:table-cell table:formula="of:=ROUND((RAND()*1000))*1000" office:value-type="float" office:value="719000" calcext:value-type="float">
            <text:p>719000</text:p>
          </table:table-cell>
          <table:table-cell table:formula="of:=ROUND((RAND()*1000))*1000" office:value-type="float" office:value="544000" calcext:value-type="float">
            <text:p>544000</text:p>
          </table:table-cell>
          <table:table-cell table:formula="of:=ROUND((RAND()*1000))*1000" office:value-type="float" office:value="392000" calcext:value-type="float">
            <text:p>392000</text:p>
          </table:table-cell>
          <table:table-cell table:formula="of:=ROUND((RAND()*1000))*1000" office:value-type="float" office:value="826000" calcext:value-type="float">
            <text:p>826000</text:p>
          </table:table-cell>
        </table:table-row>
        <table:table-row table:style-name="ro1">
          <table:table-cell table:formula="of:=ROUND((RAND()*1000))*1000" office:value-type="float" office:value="148000" calcext:value-type="float">
            <text:p>148000</text:p>
          </table:table-cell>
          <table:table-cell table:formula="of:=ROUND((RAND()*1000))*1000" office:value-type="float" office:value="89000" calcext:value-type="float">
            <text:p>89000</text:p>
          </table:table-cell>
          <table:table-cell table:formula="of:=ROUND((RAND()*1000))*1000" office:value-type="float" office:value="872000" calcext:value-type="float">
            <text:p>872000</text:p>
          </table:table-cell>
          <table:table-cell table:formula="of:=ROUND((RAND()*1000))*1000" office:value-type="float" office:value="491000" calcext:value-type="float">
            <text:p>491000</text:p>
          </table:table-cell>
          <table:table-cell table:formula="of:=ROUND((RAND()*1000))*1000" office:value-type="float" office:value="809000" calcext:value-type="float">
            <text:p>809000</text:p>
          </table:table-cell>
          <table:table-cell table:formula="of:=ROUND((RAND()*1000))*1000" office:value-type="float" office:value="147000" calcext:value-type="float">
            <text:p>147000</text:p>
          </table:table-cell>
          <table:table-cell table:formula="of:=ROUND((RAND()*1000))*1000" office:value-type="float" office:value="998000" calcext:value-type="float">
            <text:p>998000</text:p>
          </table:table-cell>
        </table:table-row>
        <table:table-row table:style-name="ro1">
          <table:table-cell table:formula="of:=ROUND((RAND()*1000))*1000" office:value-type="float" office:value="611000" calcext:value-type="float">
            <text:p>611000</text:p>
          </table:table-cell>
          <table:table-cell table:formula="of:=ROUND((RAND()*1000))*1000" office:value-type="float" office:value="178000" calcext:value-type="float">
            <text:p>178000</text:p>
          </table:table-cell>
          <table:table-cell table:formula="of:=ROUND((RAND()*1000))*1000" office:value-type="float" office:value="638000" calcext:value-type="float">
            <text:p>638000</text:p>
          </table:table-cell>
          <table:table-cell table:formula="of:=ROUND((RAND()*1000))*1000" office:value-type="float" office:value="307000" calcext:value-type="float">
            <text:p>307000</text:p>
          </table:table-cell>
          <table:table-cell table:formula="of:=ROUND((RAND()*1000))*1000" office:value-type="float" office:value="218000" calcext:value-type="float">
            <text:p>218000</text:p>
          </table:table-cell>
          <table:table-cell table:formula="of:=ROUND((RAND()*1000))*1000" office:value-type="float" office:value="537000" calcext:value-type="float">
            <text:p>537000</text:p>
          </table:table-cell>
          <table:table-cell table:formula="of:=ROUND((RAND()*1000))*1000" office:value-type="float" office:value="717000" calcext:value-type="float">
            <text:p>717000</text:p>
          </table:table-cell>
        </table:table-row>
        <table:table-row table:style-name="ro1">
          <table:table-cell table:formula="of:=ROUND((RAND()*1000))*1000" office:value-type="float" office:value="916000" calcext:value-type="float">
            <text:p>916000</text:p>
          </table:table-cell>
          <table:table-cell table:formula="of:=ROUND((RAND()*1000))*1000" office:value-type="float" office:value="127000" calcext:value-type="float">
            <text:p>127000</text:p>
          </table:table-cell>
          <table:table-cell table:formula="of:=ROUND((RAND()*1000))*1000" office:value-type="float" office:value="636000" calcext:value-type="float">
            <text:p>636000</text:p>
          </table:table-cell>
          <table:table-cell table:formula="of:=ROUND((RAND()*1000))*1000" office:value-type="float" office:value="538000" calcext:value-type="float">
            <text:p>538000</text:p>
          </table:table-cell>
          <table:table-cell table:formula="of:=ROUND((RAND()*1000))*1000" office:value-type="float" office:value="370000" calcext:value-type="float">
            <text:p>370000</text:p>
          </table:table-cell>
          <table:table-cell table:formula="of:=ROUND((RAND()*1000))*1000" office:value-type="float" office:value="503000" calcext:value-type="float">
            <text:p>503000</text:p>
          </table:table-cell>
          <table:table-cell table:formula="of:=ROUND((RAND()*1000))*1000" office:value-type="float" office:value="499000" calcext:value-type="float">
            <text:p>499000</text:p>
          </table:table-cell>
        </table:table-row>
        <table:table-row table:style-name="ro1">
          <table:table-cell table:formula="of:=ROUND((RAND()*1000))*1000" office:value-type="float" office:value="285000" calcext:value-type="float">
            <text:p>285000</text:p>
          </table:table-cell>
          <table:table-cell table:formula="of:=ROUND((RAND()*1000))*1000" office:value-type="float" office:value="252000" calcext:value-type="float">
            <text:p>252000</text:p>
          </table:table-cell>
          <table:table-cell table:formula="of:=ROUND((RAND()*1000))*1000" office:value-type="float" office:value="293000" calcext:value-type="float">
            <text:p>293000</text:p>
          </table:table-cell>
          <table:table-cell table:formula="of:=ROUND((RAND()*1000))*1000" office:value-type="float" office:value="181000" calcext:value-type="float">
            <text:p>181000</text:p>
          </table:table-cell>
          <table:table-cell table:formula="of:=ROUND((RAND()*1000))*1000" office:value-type="float" office:value="28000" calcext:value-type="float">
            <text:p>28000</text:p>
          </table:table-cell>
          <table:table-cell table:formula="of:=ROUND((RAND()*1000))*1000" office:value-type="float" office:value="668000" calcext:value-type="float">
            <text:p>668000</text:p>
          </table:table-cell>
          <table:table-cell table:formula="of:=ROUND((RAND()*1000))*1000" office:value-type="float" office:value="45000" calcext:value-type="float">
            <text:p>45000</text:p>
          </table:table-cell>
        </table:table-row>
        <table:table-row table:style-name="ro1">
          <table:table-cell table:formula="of:=ROUND((RAND()*1000))*1000" office:value-type="float" office:value="782000" calcext:value-type="float">
            <text:p>782000</text:p>
          </table:table-cell>
          <table:table-cell table:formula="of:=ROUND((RAND()*1000))*1000" office:value-type="float" office:value="104000" calcext:value-type="float">
            <text:p>104000</text:p>
          </table:table-cell>
          <table:table-cell table:formula="of:=ROUND((RAND()*1000))*1000" office:value-type="float" office:value="617000" calcext:value-type="float">
            <text:p>617000</text:p>
          </table:table-cell>
          <table:table-cell table:formula="of:=ROUND((RAND()*1000))*1000" office:value-type="float" office:value="208000" calcext:value-type="float">
            <text:p>208000</text:p>
          </table:table-cell>
          <table:table-cell table:formula="of:=ROUND((RAND()*1000))*1000" office:value-type="float" office:value="239000" calcext:value-type="float">
            <text:p>239000</text:p>
          </table:table-cell>
          <table:table-cell table:formula="of:=ROUND((RAND()*1000))*1000" office:value-type="float" office:value="481000" calcext:value-type="float">
            <text:p>481000</text:p>
          </table:table-cell>
          <table:table-cell table:formula="of:=ROUND((RAND()*1000))*1000" office:value-type="float" office:value="118000" calcext:value-type="float">
            <text:p>118000</text:p>
          </table:table-cell>
        </table:table-row>
        <table:table-row table:style-name="ro1">
          <table:table-cell table:formula="of:=ROUND((RAND()*1000))*1000" office:value-type="float" office:value="887000" calcext:value-type="float">
            <text:p>887000</text:p>
          </table:table-cell>
          <table:table-cell table:formula="of:=ROUND((RAND()*1000))*1000" office:value-type="float" office:value="549000" calcext:value-type="float">
            <text:p>549000</text:p>
          </table:table-cell>
          <table:table-cell table:formula="of:=ROUND((RAND()*1000))*1000" office:value-type="float" office:value="826000" calcext:value-type="float">
            <text:p>826000</text:p>
          </table:table-cell>
          <table:table-cell table:formula="of:=ROUND((RAND()*1000))*1000" office:value-type="float" office:value="215000" calcext:value-type="float">
            <text:p>215000</text:p>
          </table:table-cell>
          <table:table-cell table:formula="of:=ROUND((RAND()*1000))*1000" office:value-type="float" office:value="191000" calcext:value-type="float">
            <text:p>191000</text:p>
          </table:table-cell>
          <table:table-cell table:formula="of:=ROUND((RAND()*1000))*1000" office:value-type="float" office:value="258000" calcext:value-type="float">
            <text:p>258000</text:p>
          </table:table-cell>
          <table:table-cell table:formula="of:=ROUND((RAND()*1000))*1000" office:value-type="float" office:value="204000" calcext:value-type="float">
            <text:p>204000</text:p>
          </table:table-cell>
        </table:table-row>
        <table:table-row table:style-name="ro1">
          <table:table-cell table:formula="of:=ROUND((RAND()*1000))*1000" office:value-type="float" office:value="179000" calcext:value-type="float">
            <text:p>179000</text:p>
          </table:table-cell>
          <table:table-cell table:formula="of:=ROUND((RAND()*1000))*1000" office:value-type="float" office:value="255000" calcext:value-type="float">
            <text:p>255000</text:p>
          </table:table-cell>
          <table:table-cell table:formula="of:=ROUND((RAND()*1000))*1000" office:value-type="float" office:value="243000" calcext:value-type="float">
            <text:p>243000</text:p>
          </table:table-cell>
          <table:table-cell table:formula="of:=ROUND((RAND()*1000))*1000" office:value-type="float" office:value="8000" calcext:value-type="float">
            <text:p>8000</text:p>
          </table:table-cell>
          <table:table-cell table:formula="of:=ROUND((RAND()*1000))*1000" office:value-type="float" office:value="257000" calcext:value-type="float">
            <text:p>257000</text:p>
          </table:table-cell>
          <table:table-cell table:formula="of:=ROUND((RAND()*1000))*1000" office:value-type="float" office:value="235000" calcext:value-type="float">
            <text:p>235000</text:p>
          </table:table-cell>
          <table:table-cell table:formula="of:=ROUND((RAND()*1000))*1000" office:value-type="float" office:value="611000" calcext:value-type="float">
            <text:p>611000</text:p>
          </table:table-cell>
        </table:table-row>
        <table:table-row table:style-name="ro1">
          <table:table-cell table:formula="of:=ROUND((RAND()*1000))*1000" office:value-type="float" office:value="532000" calcext:value-type="float">
            <text:p>532000</text:p>
          </table:table-cell>
          <table:table-cell table:formula="of:=ROUND((RAND()*1000))*1000" office:value-type="float" office:value="413000" calcext:value-type="float">
            <text:p>413000</text:p>
          </table:table-cell>
          <table:table-cell table:formula="of:=ROUND((RAND()*1000))*1000" office:value-type="float" office:value="442000" calcext:value-type="float">
            <text:p>442000</text:p>
          </table:table-cell>
          <table:table-cell table:formula="of:=ROUND((RAND()*1000))*1000" office:value-type="float" office:value="415000" calcext:value-type="float">
            <text:p>415000</text:p>
          </table:table-cell>
          <table:table-cell table:formula="of:=ROUND((RAND()*1000))*1000" office:value-type="float" office:value="145000" calcext:value-type="float">
            <text:p>145000</text:p>
          </table:table-cell>
          <table:table-cell table:formula="of:=ROUND((RAND()*1000))*1000" office:value-type="float" office:value="848000" calcext:value-type="float">
            <text:p>848000</text:p>
          </table:table-cell>
          <table:table-cell table:formula="of:=ROUND((RAND()*1000))*1000" office:value-type="float" office:value="885000" calcext:value-type="float">
            <text:p>885000</text:p>
          </table:table-cell>
        </table:table-row>
        <table:table-row table:style-name="ro1">
          <table:table-cell table:formula="of:=ROUND((RAND()*1000))*1000" office:value-type="float" office:value="646000" calcext:value-type="float">
            <text:p>646000</text:p>
          </table:table-cell>
          <table:table-cell table:formula="of:=ROUND((RAND()*1000))*1000" office:value-type="float" office:value="90000" calcext:value-type="float">
            <text:p>90000</text:p>
          </table:table-cell>
          <table:table-cell table:formula="of:=ROUND((RAND()*1000))*1000" office:value-type="float" office:value="263000" calcext:value-type="float">
            <text:p>263000</text:p>
          </table:table-cell>
          <table:table-cell table:formula="of:=ROUND((RAND()*1000))*1000" office:value-type="float" office:value="750000" calcext:value-type="float">
            <text:p>750000</text:p>
          </table:table-cell>
          <table:table-cell table:formula="of:=ROUND((RAND()*1000))*1000" office:value-type="float" office:value="758000" calcext:value-type="float">
            <text:p>758000</text:p>
          </table:table-cell>
          <table:table-cell table:formula="of:=ROUND((RAND()*1000))*1000" office:value-type="float" office:value="263000" calcext:value-type="float">
            <text:p>263000</text:p>
          </table:table-cell>
          <table:table-cell table:formula="of:=ROUND((RAND()*1000))*1000" office:value-type="float" office:value="975000" calcext:value-type="float">
            <text:p>975000</text:p>
          </table:table-cell>
        </table:table-row>
        <table:table-row table:style-name="ro1">
          <table:table-cell table:formula="of:=ROUND((RAND()*1000))*1000" office:value-type="float" office:value="83000" calcext:value-type="float">
            <text:p>83000</text:p>
          </table:table-cell>
          <table:table-cell table:formula="of:=ROUND((RAND()*1000))*1000" office:value-type="float" office:value="313000" calcext:value-type="float">
            <text:p>313000</text:p>
          </table:table-cell>
          <table:table-cell table:formula="of:=ROUND((RAND()*1000))*1000" office:value-type="float" office:value="588000" calcext:value-type="float">
            <text:p>588000</text:p>
          </table:table-cell>
          <table:table-cell table:formula="of:=ROUND((RAND()*1000))*1000" office:value-type="float" office:value="368000" calcext:value-type="float">
            <text:p>368000</text:p>
          </table:table-cell>
          <table:table-cell table:formula="of:=ROUND((RAND()*1000))*1000" office:value-type="float" office:value="115000" calcext:value-type="float">
            <text:p>115000</text:p>
          </table:table-cell>
          <table:table-cell table:formula="of:=ROUND((RAND()*1000))*1000" office:value-type="float" office:value="35000" calcext:value-type="float">
            <text:p>35000</text:p>
          </table:table-cell>
          <table:table-cell table:formula="of:=ROUND((RAND()*1000))*1000" office:value-type="float" office:value="963000" calcext:value-type="float">
            <text:p>963000</text:p>
          </table:table-cell>
        </table:table-row>
        <table:table-row table:style-name="ro1">
          <table:table-cell table:formula="of:=ROUND((RAND()*1000))*1000" office:value-type="float" office:value="243000" calcext:value-type="float">
            <text:p>243000</text:p>
          </table:table-cell>
          <table:table-cell table:formula="of:=ROUND((RAND()*1000))*1000" office:value-type="float" office:value="949000" calcext:value-type="float">
            <text:p>949000</text:p>
          </table:table-cell>
          <table:table-cell table:formula="of:=ROUND((RAND()*1000))*1000" office:value-type="float" office:value="324000" calcext:value-type="float">
            <text:p>324000</text:p>
          </table:table-cell>
          <table:table-cell table:formula="of:=ROUND((RAND()*1000))*1000" office:value-type="float" office:value="350000" calcext:value-type="float">
            <text:p>350000</text:p>
          </table:table-cell>
          <table:table-cell table:formula="of:=ROUND((RAND()*1000))*1000" office:value-type="float" office:value="191000" calcext:value-type="float">
            <text:p>191000</text:p>
          </table:table-cell>
          <table:table-cell table:formula="of:=ROUND((RAND()*1000))*1000" office:value-type="float" office:value="695000" calcext:value-type="float">
            <text:p>695000</text:p>
          </table:table-cell>
          <table:table-cell table:formula="of:=ROUND((RAND()*1000))*1000" office:value-type="float" office:value="63000" calcext:value-type="float">
            <text:p>63000</text:p>
          </table:table-cell>
        </table:table-row>
        <table:table-row table:style-name="ro1">
          <table:table-cell table:formula="of:=ROUND((RAND()*1000))*1000" office:value-type="float" office:value="83000" calcext:value-type="float">
            <text:p>83000</text:p>
          </table:table-cell>
          <table:table-cell table:formula="of:=ROUND((RAND()*1000))*1000" office:value-type="float" office:value="950000" calcext:value-type="float">
            <text:p>950000</text:p>
          </table:table-cell>
          <table:table-cell table:formula="of:=ROUND((RAND()*1000))*1000" office:value-type="float" office:value="522000" calcext:value-type="float">
            <text:p>522000</text:p>
          </table:table-cell>
          <table:table-cell table:formula="of:=ROUND((RAND()*1000))*1000" office:value-type="float" office:value="49000" calcext:value-type="float">
            <text:p>49000</text:p>
          </table:table-cell>
          <table:table-cell table:formula="of:=ROUND((RAND()*1000))*1000" office:value-type="float" office:value="439000" calcext:value-type="float">
            <text:p>439000</text:p>
          </table:table-cell>
          <table:table-cell table:formula="of:=ROUND((RAND()*1000))*1000" office:value-type="float" office:value="644000" calcext:value-type="float">
            <text:p>644000</text:p>
          </table:table-cell>
          <table:table-cell table:formula="of:=ROUND((RAND()*1000))*1000" office:value-type="float" office:value="369000" calcext:value-type="float">
            <text:p>369000</text:p>
          </table:table-cell>
        </table:table-row>
        <table:table-row table:style-name="ro1">
          <table:table-cell table:formula="of:=ROUND((RAND()*1000))*1000" office:value-type="float" office:value="410000" calcext:value-type="float">
            <text:p>410000</text:p>
          </table:table-cell>
          <table:table-cell table:formula="of:=ROUND((RAND()*1000))*1000" office:value-type="float" office:value="168000" calcext:value-type="float">
            <text:p>168000</text:p>
          </table:table-cell>
          <table:table-cell table:formula="of:=ROUND((RAND()*1000))*1000" office:value-type="float" office:value="41000" calcext:value-type="float">
            <text:p>41000</text:p>
          </table:table-cell>
          <table:table-cell table:formula="of:=ROUND((RAND()*1000))*1000" office:value-type="float" office:value="702000" calcext:value-type="float">
            <text:p>702000</text:p>
          </table:table-cell>
          <table:table-cell table:formula="of:=ROUND((RAND()*1000))*1000" office:value-type="float" office:value="4000" calcext:value-type="float">
            <text:p>4000</text:p>
          </table:table-cell>
          <table:table-cell table:formula="of:=ROUND((RAND()*1000))*1000" office:value-type="float" office:value="190000" calcext:value-type="float">
            <text:p>190000</text:p>
          </table:table-cell>
          <table:table-cell table:formula="of:=ROUND((RAND()*1000))*1000" office:value-type="float" office:value="590000" calcext:value-type="float">
            <text:p>590000</text:p>
          </table:table-cell>
        </table:table-row>
        <table:table-row table:style-name="ro1">
          <table:table-cell table:formula="of:=ROUND((RAND()*1000))*1000" office:value-type="float" office:value="36000" calcext:value-type="float">
            <text:p>36000</text:p>
          </table:table-cell>
          <table:table-cell table:formula="of:=ROUND((RAND()*1000))*1000" office:value-type="float" office:value="847000" calcext:value-type="float">
            <text:p>847000</text:p>
          </table:table-cell>
          <table:table-cell table:formula="of:=ROUND((RAND()*1000))*1000" office:value-type="float" office:value="266000" calcext:value-type="float">
            <text:p>266000</text:p>
          </table:table-cell>
          <table:table-cell table:formula="of:=ROUND((RAND()*1000))*1000" office:value-type="float" office:value="698000" calcext:value-type="float">
            <text:p>698000</text:p>
          </table:table-cell>
          <table:table-cell table:formula="of:=ROUND((RAND()*1000))*1000" office:value-type="float" office:value="795000" calcext:value-type="float">
            <text:p>795000</text:p>
          </table:table-cell>
          <table:table-cell table:formula="of:=ROUND((RAND()*1000))*1000" office:value-type="float" office:value="102000" calcext:value-type="float">
            <text:p>102000</text:p>
          </table:table-cell>
          <table:table-cell table:formula="of:=ROUND((RAND()*1000))*1000" office:value-type="float" office:value="215000" calcext:value-type="float">
            <text:p>215000</text:p>
          </table:table-cell>
        </table:table-row>
        <table:table-row table:style-name="ro1">
          <table:table-cell table:formula="of:=ROUND((RAND()*1000))*1000" office:value-type="float" office:value="992000" calcext:value-type="float">
            <text:p>992000</text:p>
          </table:table-cell>
          <table:table-cell table:formula="of:=ROUND((RAND()*1000))*1000" office:value-type="float" office:value="730000" calcext:value-type="float">
            <text:p>730000</text:p>
          </table:table-cell>
          <table:table-cell table:formula="of:=ROUND((RAND()*1000))*1000" office:value-type="float" office:value="237000" calcext:value-type="float">
            <text:p>237000</text:p>
          </table:table-cell>
          <table:table-cell table:formula="of:=ROUND((RAND()*1000))*1000" office:value-type="float" office:value="139000" calcext:value-type="float">
            <text:p>139000</text:p>
          </table:table-cell>
          <table:table-cell table:formula="of:=ROUND((RAND()*1000))*1000" office:value-type="float" office:value="25000" calcext:value-type="float">
            <text:p>25000</text:p>
          </table:table-cell>
          <table:table-cell table:formula="of:=ROUND((RAND()*1000))*1000" office:value-type="float" office:value="501000" calcext:value-type="float">
            <text:p>501000</text:p>
          </table:table-cell>
          <table:table-cell table:formula="of:=ROUND((RAND()*1000))*1000" office:value-type="float" office:value="297000" calcext:value-type="float">
            <text:p>297000</text:p>
          </table:table-cell>
        </table:table-row>
        <table:table-row table:style-name="ro1">
          <table:table-cell table:formula="of:=ROUND((RAND()*1000))*1000" office:value-type="float" office:value="731000" calcext:value-type="float">
            <text:p>731000</text:p>
          </table:table-cell>
          <table:table-cell table:formula="of:=ROUND((RAND()*1000))*1000" office:value-type="float" office:value="414000" calcext:value-type="float">
            <text:p>414000</text:p>
          </table:table-cell>
          <table:table-cell table:formula="of:=ROUND((RAND()*1000))*1000" office:value-type="float" office:value="539000" calcext:value-type="float">
            <text:p>539000</text:p>
          </table:table-cell>
          <table:table-cell table:formula="of:=ROUND((RAND()*1000))*1000" office:value-type="float" office:value="825000" calcext:value-type="float">
            <text:p>825000</text:p>
          </table:table-cell>
          <table:table-cell table:formula="of:=ROUND((RAND()*1000))*1000" office:value-type="float" office:value="720000" calcext:value-type="float">
            <text:p>720000</text:p>
          </table:table-cell>
          <table:table-cell table:formula="of:=ROUND((RAND()*1000))*1000" office:value-type="float" office:value="120000" calcext:value-type="float">
            <text:p>120000</text:p>
          </table:table-cell>
          <table:table-cell table:formula="of:=ROUND((RAND()*1000))*1000" office:value-type="float" office:value="487000" calcext:value-type="float">
            <text:p>487000</text:p>
          </table:table-cell>
        </table:table-row>
        <table:table-row table:style-name="ro1">
          <table:table-cell table:formula="of:=ROUND((RAND()*1000))*1000" office:value-type="float" office:value="362000" calcext:value-type="float">
            <text:p>362000</text:p>
          </table:table-cell>
          <table:table-cell table:formula="of:=ROUND((RAND()*1000))*1000" office:value-type="float" office:value="104000" calcext:value-type="float">
            <text:p>104000</text:p>
          </table:table-cell>
          <table:table-cell table:formula="of:=ROUND((RAND()*1000))*1000" office:value-type="float" office:value="17000" calcext:value-type="float">
            <text:p>17000</text:p>
          </table:table-cell>
          <table:table-cell table:formula="of:=ROUND((RAND()*1000))*1000" office:value-type="float" office:value="596000" calcext:value-type="float">
            <text:p>596000</text:p>
          </table:table-cell>
          <table:table-cell table:formula="of:=ROUND((RAND()*1000))*1000" office:value-type="float" office:value="96000" calcext:value-type="float">
            <text:p>96000</text:p>
          </table:table-cell>
          <table:table-cell table:formula="of:=ROUND((RAND()*1000))*1000" office:value-type="float" office:value="815000" calcext:value-type="float">
            <text:p>815000</text:p>
          </table:table-cell>
          <table:table-cell table:formula="of:=ROUND((RAND()*1000))*1000" office:value-type="float" office:value="308000" calcext:value-type="float">
            <text:p>30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Bucher</meta:initial-creator>
    <meta:creation-date>2017-05-01T16:08:33.805872295</meta:creation-date>
    <dc:date>2017-05-01T16:10:58.594461985</dc:date>
    <dc:creator>Patrick Bucher</dc:creator>
    <meta:editing-duration>PT2M25S</meta:editing-duration>
    <meta:editing-cycles>1</meta:editing-cycles>
    <meta:document-statistic meta:table-count="1" meta:cell-count="147" meta:object-count="0"/>
    <meta:generator>LibreOffice/5.3.2.2$Linux_X86_64 LibreOffice_project/30m0$Build-2</meta:generator>
  </office:meta>
</office:document-meta>
</file>